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quake_2010" table:style-name="ta1">
        <table:table-column table:style-name="co5" table:default-cell-style-name="ce17"/>
        <table:table-column table:style-name="co2" table:number-columns-repeated="16382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/>
          <table:table-cell table:style-name="ce17" table:number-columns-repeated="16376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30.9" calcext:value-type="float">
            <text:p>230,9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46" calcext:value-type="float">
            <text:p>265,46</text:p>
          </table:table-cell>
          <table:table-cell office:value-type="float" office:value="179.61" calcext:value-type="float">
            <text:p>179,61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6.81" calcext:value-type="float">
            <text:p>246,81</text:p>
          </table:table-cell>
          <table:table-cell office:value-type="float" office:value="832.12" calcext:value-type="float">
            <text:p>832,12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5.108" calcext:value-type="float">
            <text:p>175,108</text:p>
          </table:table-cell>
          <table:table-cell office:value-type="float" office:value="663.49" calcext:value-type="float">
            <text:p>663,49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9.65" calcext:value-type="float">
            <text:p>229,65</text:p>
          </table:table-cell>
          <table:table-cell office:value-type="float" office:value="163.68" calcext:value-type="float">
            <text:p>163,68</text:p>
          </table:table-cell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5.88" calcext:value-type="float">
            <text:p>195,88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27" calcext:value-type="float">
            <text:p>218,27</text:p>
          </table:table-cell>
          <table:table-cell office:value-type="float" office:value="174.68" calcext:value-type="float">
            <text:p>174,6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22" calcext:value-type="float">
            <text:p>246,22</text:p>
          </table:table-cell>
          <table:table-cell office:value-type="float" office:value="915.01" calcext:value-type="float">
            <text:p>915,01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19" calcext:value-type="float">
            <text:p>189,19</text:p>
          </table:table-cell>
          <table:table-cell office:value-type="float" office:value="175.49" calcext:value-type="float">
            <text:p>175,49</text:p>
          </table:table-cell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5.91" calcext:value-type="float">
            <text:p>245,91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7" table:formula="of:=AVERAGE([.B2:.B11])" office:value-type="float" office:value="224.3398" calcext:value-type="float">
            <text:p>224,3398</text:p>
          </table:table-cell>
          <table:table-cell table:style-name="ce17" table:formula="of:=AVERAGE([.C2:.C11])" office:value-type="float" office:value="751.2982" calcext:value-type="float">
            <text:p>751,2982</text:p>
          </table:table-cell>
          <table:table-cell table:style-name="ce17" table:formula="of:=AVERAGE([.D2:.D11])" office:value-type="float" office:value="177.434" calcext:value-type="float">
            <text:p>177,434</text:p>
          </table:table-cell>
          <table:table-cell table:style-name="ce17" table:formula="of:=AVERAGE([.E2:.E11])" office:value-type="float" office:value="221.575" calcext:value-type="float">
            <text:p>221,575</text:p>
          </table:table-cell>
          <table:table-cell table:style-name="ce17" table:formula="of:=AVERAGE([.F2:.F11])" office:value-type="float" office:value="191.7663" calcext:value-type="float">
            <text:p>191,7663</text:p>
          </table:table-cell>
          <table:table-cell table:number-columns-repeated="16377"/>
        </table:table-row>
        <table:table-row table:style-name="ro2">
          <table:table-cell/>
          <table:table-cell table:formula="of:=[.B12]/1017" office:value-type="float" office:value="0.220589773844641" calcext:value-type="float">
            <text:p>0,220589773844641</text:p>
          </table:table-cell>
          <table:table-cell table:formula="of:=[.C12]/1017" office:value-type="float" office:value="0.738739626352016" calcext:value-type="float">
            <text:p>0,738739626352016</text:p>
          </table:table-cell>
          <table:table-cell table:formula="of:=[.D12]/1017" office:value-type="float" office:value="0.174468043264503" calcext:value-type="float">
            <text:p>0,174468043264503</text:p>
          </table:table-cell>
          <table:table-cell table:formula="of:=[.E12]/1017" office:value-type="float" office:value="0.217871189773845" calcext:value-type="float">
            <text:p>0,217871189773845</text:p>
          </table:table-cell>
          <table:table-cell table:formula="of:=[.F12]/1017" office:value-type="float" office:value="0.188560766961652" calcext:value-type="float">
            <text:p>0,188560766961652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1.07" calcext:value-type="float">
            <text:p>221,07</text:p>
          </table:table-cell>
          <table:table-cell office:value-type="float" office:value="213.56" calcext:value-type="float">
            <text:p>213,56</text:p>
          </table:table-cell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4" calcext:value-type="float">
            <text:p>222,54</text:p>
          </table:table-cell>
          <table:table-cell office:value-type="float" office:value="353.92" calcext:value-type="float">
            <text:p>353,92</text:p>
          </table:table-cell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7.96" calcext:value-type="float">
            <text:p>197,96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91.05" calcext:value-type="float">
            <text:p>191,05</text:p>
          </table:table-cell>
          <table:table-cell office:value-type="float" office:value="180.78" calcext:value-type="float">
            <text:p>180,78</text:p>
          </table:table-cell>
          <table:table-cell office:value-type="float" office:value="180.58" calcext:value-type="float">
            <text:p>180,5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31" calcext:value-type="float">
            <text:p>199,31</text:p>
          </table:table-cell>
          <table:table-cell office:value-type="float" office:value="736.62" calcext:value-type="float">
            <text:p>736,62</text:p>
          </table:table-cell>
          <table:table-cell office:value-type="float" office:value="189.59" calcext:value-type="float">
            <text:p>189,59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7.8" calcext:value-type="float">
            <text:p>247,8</text:p>
          </table:table-cell>
          <table:table-cell office:value-type="float" office:value="234.07" calcext:value-type="float">
            <text:p>234,07</text:p>
          </table:table-cell>
          <table:table-cell office:value-type="float" office:value="234.86" calcext:value-type="float">
            <text:p>234,8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39" calcext:value-type="float">
            <text:p>223,3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12.26" calcext:value-type="float">
            <text:p>212,2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4" calcext:value-type="float">
            <text:p>219,04</text:p>
          </table:table-cell>
          <table:table-cell office:value-type="float" office:value="214.76" calcext:value-type="float">
            <text:p>214,76</text:p>
          </table:table-cell>
          <table:table-cell office:value-type="float" office:value="212.68" calcext:value-type="float">
            <text:p>212,6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6.98" calcext:value-type="float">
            <text:p>206,98</text:p>
          </table:table-cell>
          <table:table-cell office:value-type="float" office:value="203.16" calcext:value-type="float">
            <text:p>203,1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96" calcext:value-type="float">
            <text:p>203,96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196.52" calcext:value-type="float">
            <text:p>196,5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7" table:formula="of:=AVERAGE([.B16:.B25])" office:value-type="float" office:value="213.908" calcext:value-type="float">
            <text:p>213,908</text:p>
          </table:table-cell>
          <table:table-cell table:style-name="ce17" table:formula="of:=AVERAGE([.C16:.C25])" office:value-type="float" office:value="559.41" calcext:value-type="float">
            <text:p>559,41</text:p>
          </table:table-cell>
          <table:table-cell table:style-name="ce17" table:formula="of:=AVERAGE([.D16:.D25])" office:value-type="float" office:value="202.33" calcext:value-type="float">
            <text:p>202,33</text:p>
          </table:table-cell>
          <table:table-cell table:style-name="ce17" table:formula="of:=AVERAGE([.E16:.E25])" office:value-type="float" office:value="203.336666666667" calcext:value-type="float">
            <text:p>203,336666666667</text:p>
          </table:table-cell>
          <table:table-cell table:style-name="ce17" table:formula="of:=AVERAGE([.F16:.F25])" office:value-type="float" office:value="337.524333333333" calcext:value-type="float">
            <text:p>337,524333333333</text:p>
          </table:table-cell>
          <table:table-cell table:number-columns-repeated="16377"/>
        </table:table-row>
        <table:table-row table:style-name="ro2">
          <table:table-cell/>
          <table:table-cell table:formula="of:=[.B26]/1146" office:value-type="float" office:value="0.186656195462478" calcext:value-type="float">
            <text:p>0,186656195462478</text:p>
          </table:table-cell>
          <table:table-cell table:formula="of:=[.C26]/1146" office:value-type="float" office:value="0.488141361256544" calcext:value-type="float">
            <text:p>0,488141361256544</text:p>
          </table:table-cell>
          <table:table-cell table:formula="of:=[.D26]/1146" office:value-type="float" office:value="0.176553228621291" calcext:value-type="float">
            <text:p>0,176553228621291</text:p>
          </table:table-cell>
          <table:table-cell table:formula="of:=[.E26]/1146" office:value-type="float" office:value="0.177431646305992" calcext:value-type="float">
            <text:p>0,177431646305992</text:p>
          </table:table-cell>
          <table:table-cell table:formula="of:=[.F26]/1146" office:value-type="float" office:value="0.294523851076207" calcext:value-type="float">
            <text:p>0,294523851076207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12.5" calcext:value-type="float">
            <text:p>312,5</text:p>
          </table:table-cell>
          <table:table-cell office:value-type="float" office:value="208.35" calcext:value-type="float">
            <text:p>208,3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220.86" calcext:value-type="float">
            <text:p>220,86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245.08" calcext:value-type="float">
            <text:p>245,0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29.45" calcext:value-type="float">
            <text:p>329,45</text:p>
          </table:table-cell>
          <table:table-cell office:value-type="float" office:value="225.83" calcext:value-type="float">
            <text:p>225,8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259.11" calcext:value-type="float">
            <text:p>259,1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216.19" calcext:value-type="float">
            <text:p>216,19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09.93" calcext:value-type="float">
            <text:p>209,9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230.85" calcext:value-type="float">
            <text:p>230,8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226.77" calcext:value-type="float">
            <text:p>226,77</text:p>
          </table:table-cell>
          <table:table-cell office:value-type="float" office:value="212.58" calcext:value-type="float">
            <text:p>212,5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23.7" calcext:value-type="float">
            <text:p>223,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7" table:formula="of:=AVERAGE([.B30:.B39])" office:value-type="float" office:value="241.733" calcext:value-type="float">
            <text:p>241,733</text:p>
          </table:table-cell>
          <table:table-cell table:style-name="ce17" table:formula="of:=AVERAGE([.C30:.C39])" office:value-type="float" office:value="783.0466" calcext:value-type="float">
            <text:p>783,0466</text:p>
          </table:table-cell>
          <table:table-cell table:style-name="ce17" table:formula="of:=AVERAGE([.D30:.D39])" office:value-type="float" office:value="225.248" calcext:value-type="float">
            <text:p>225,248</text:p>
          </table:table-cell>
          <table:table-cell table:style-name="ce17" table:formula="of:=AVERAGE([.E30:.E39])" office:value-type="string" office:string-value="" calcext:value-type="error">
            <text:p>#DIV/0!</text:p>
          </table:table-cell>
          <table:table-cell table:style-name="ce17" table:formula="of:=AVERAGE([.F30:.F39]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598202139037433" calcext:value-type="float">
            <text:p>0,598202139037433</text:p>
          </table:table-cell>
          <table:table-cell table:formula="of:=[.D40]/1309" office:value-type="float" office:value="0.172076394194041" calcext:value-type="float">
            <text:p>0,172076394194041</text:p>
          </table:table-cell>
          <table:table-cell table:formula="of:=[.E40]/1309" office:value-type="string" office:string-value="" calcext:value-type="error">
            <text:p>#DIV/0!</text:p>
          </table:table-cell>
          <table:table-cell table:formula="of:=[.F40]/1309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284.33" calcext:value-type="float">
            <text:p>284,33</text:p>
          </table:table-cell>
          <table:table-cell office:value-type="float" office:value="280.46" calcext:value-type="float">
            <text:p>280,46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295.68" calcext:value-type="float">
            <text:p>295,68</text:p>
          </table:table-cell>
          <table:table-cell office:value-type="float" office:value="295.998" calcext:value-type="float">
            <text:p>295,99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250.79" calcext:value-type="float">
            <text:p>250,79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317.62" calcext:value-type="float">
            <text:p>317,6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341.56" calcext:value-type="float">
            <text:p>341,56</text:p>
          </table:table-cell>
          <table:table-cell office:value-type="float" office:value="312.51" calcext:value-type="float">
            <text:p>312,5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272.46" calcext:value-type="float">
            <text:p>272,46</text:p>
          </table:table-cell>
          <table:table-cell office:value-type="float" office:value="272.759" calcext:value-type="float">
            <text:p>272,759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286.55" calcext:value-type="float">
            <text:p>286,5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278.15" calcext:value-type="float">
            <text:p>278,15</text:p>
          </table:table-cell>
          <table:table-cell office:value-type="float" office:value="281.42" calcext:value-type="float">
            <text:p>281,4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585.15" calcext:value-type="float">
            <text:p>585,15</text:p>
          </table:table-cell>
          <table:table-cell office:value-type="float" office:value="288.8" calcext:value-type="float">
            <text:p>288,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284.02" calcext:value-type="float">
            <text:p>284,0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7" table:formula="of:=AVERAGE([.B44:.B53])" office:value-type="float" office:value="306.9523" calcext:value-type="float">
            <text:p>306,9523</text:p>
          </table:table-cell>
          <table:table-cell table:style-name="ce17" table:formula="of:=AVERAGE([.C44:.C53])" office:value-type="float" office:value="651.1545" calcext:value-type="float">
            <text:p>651,1545</text:p>
          </table:table-cell>
          <table:table-cell table:style-name="ce17" table:formula="of:=AVERAGE([.D44:.D53])" office:value-type="float" office:value="287.0927" calcext:value-type="float">
            <text:p>287,0927</text:p>
          </table:table-cell>
          <table:table-cell table:style-name="ce17" table:formula="of:=AVERAGE([.E44:.E53])" office:value-type="string" office:string-value="" calcext:value-type="error">
            <text:p>#DIV/0!</text:p>
          </table:table-cell>
          <table:table-cell table:style-name="ce17" table:formula="of:=AVERAGE([.F44:.F53]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404946828358209" calcext:value-type="float">
            <text:p>0,404946828358209</text:p>
          </table:table-cell>
          <table:table-cell table:formula="of:=[.D54]/1608" office:value-type="float" office:value="0.178540236318408" calcext:value-type="float">
            <text:p>0,178540236318408</text:p>
          </table:table-cell>
          <table:table-cell table:formula="of:=[.E54]/1608" office:value-type="string" office:string-value="" calcext:value-type="error">
            <text:p>#DIV/0!</text:p>
          </table:table-cell>
          <table:table-cell table:formula="of:=[.F54]/1608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305.62" calcext:value-type="float">
            <text:p>305,6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903.54" calcext:value-type="float">
            <text:p>903,54</text:p>
          </table:table-cell>
          <table:table-cell office:value-type="float" office:value="314.18" calcext:value-type="float">
            <text:p>314,1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353.62" calcext:value-type="float">
            <text:p>353,62</text:p>
          </table:table-cell>
          <table:table-cell office:value-type="float" office:value="299.14" calcext:value-type="float">
            <text:p>299,1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373.88" calcext:value-type="float">
            <text:p>373,88</text:p>
          </table:table-cell>
          <table:table-cell office:value-type="float" office:value="278.901" calcext:value-type="float">
            <text:p>278,90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312.64" calcext:value-type="float">
            <text:p>312,6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289.02" calcext:value-type="float">
            <text:p>289,02</text:p>
          </table:table-cell>
          <table:table-cell office:value-type="float" office:value="285.401" calcext:value-type="float">
            <text:p>285,40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30.93" calcext:value-type="float">
            <text:p>430,93</text:p>
          </table:table-cell>
          <table:table-cell office:value-type="float" office:value="276.78" calcext:value-type="float">
            <text:p>276,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265.68" calcext:value-type="float">
            <text:p>265,6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319.22" calcext:value-type="float">
            <text:p>319,22</text:p>
          </table:table-cell>
          <table:table-cell office:value-type="float" office:value="301.201" calcext:value-type="float">
            <text:p>301,20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271.36" calcext:value-type="float">
            <text:p>271,36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7" table:formula="of:=AVERAGE([.B58:.B67])" office:value-type="float" office:value="576.5148" calcext:value-type="float">
            <text:p>576,5148</text:p>
          </table:table-cell>
          <table:table-cell table:style-name="ce17" table:formula="of:=AVERAGE([.C58:.C67])" office:value-type="float" office:value="832.5613" calcext:value-type="float">
            <text:p>832,5613</text:p>
          </table:table-cell>
          <table:table-cell table:style-name="ce17" table:formula="of:=AVERAGE([.D58:.D67])" office:value-type="float" office:value="291.0903" calcext:value-type="float">
            <text:p>291,0903</text:p>
          </table:table-cell>
          <table:table-cell table:style-name="ce17" table:formula="of:=AVERAGE([.E58:.E67])" office:value-type="string" office:string-value="" calcext:value-type="error">
            <text:p>#DIV/0!</text:p>
          </table:table-cell>
          <table:table-cell table:style-name="ce17" table:formula="of:=AVERAGE([.F58:.F67]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511087354205034" calcext:value-type="float">
            <text:p>0,511087354205034</text:p>
          </table:table-cell>
          <table:table-cell table:formula="of:=[.D68]/1629" office:value-type="float" office:value="0.178692633517495" calcext:value-type="float">
            <text:p>0,178692633517495</text:p>
          </table:table-cell>
          <table:table-cell table:formula="of:=[.E68]/1629" office:value-type="string" office:string-value="" calcext:value-type="error">
            <text:p>#DIV/0!</text:p>
          </table:table-cell>
          <table:table-cell table:formula="of:=[.F68]/1629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2" table:number-rows-repeated="1048506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quake2004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8.599" calcext:value-type="float">
            <text:p>78,599</text:p>
          </table:table-cell>
          <table:table-cell office:value-type="float" office:value="79.47" calcext:value-type="float">
            <text:p>79,47</text:p>
          </table:table-cell>
          <table:table-cell office:value-type="float" office:value="73.49" calcext:value-type="float">
            <text:p>73,49</text:p>
          </table:table-cell>
          <table:table-cell office:value-type="float" office:value="57.17" calcext:value-type="float">
            <text:p>57,17</text:p>
          </table:table-cell>
          <table:table-cell office:value-type="float" office:value="74.68" calcext:value-type="float">
            <text:p>74,68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62.711" calcext:value-type="float">
            <text:p>62,711</text:p>
          </table:table-cell>
          <table:table-cell office:value-type="float" office:value="4243.64" calcext:value-type="float">
            <text:p>4243,64</text:p>
          </table:table-cell>
          <table:table-cell office:value-type="float" office:value="49.59" calcext:value-type="float">
            <text:p>49,59</text:p>
          </table:table-cell>
          <table:table-cell office:value-type="float" office:value="84.16" calcext:value-type="float">
            <text:p>84,16</text:p>
          </table:table-cell>
          <table:table-cell office:value-type="float" office:value="51.96" calcext:value-type="float">
            <text:p>51,96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70.568" calcext:value-type="float">
            <text:p>70,568</text:p>
          </table:table-cell>
          <table:table-cell office:value-type="float" office:value="865.19" calcext:value-type="float">
            <text:p>865,19</text:p>
          </table:table-cell>
          <table:table-cell office:value-type="float" office:value="59.37" calcext:value-type="float">
            <text:p>59,37</text:p>
          </table:table-cell>
          <table:table-cell office:value-type="float" office:value="72.37" calcext:value-type="float">
            <text:p>72,37</text:p>
          </table:table-cell>
          <table:table-cell office:value-type="float" office:value="56.22" calcext:value-type="float">
            <text:p>56,22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99.323" calcext:value-type="float">
            <text:p>99,32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80.59" calcext:value-type="float">
            <text:p>80,59</text:p>
          </table:table-cell>
          <table:table-cell office:value-type="float" office:value="60.71" calcext:value-type="float">
            <text:p>60,71</text:p>
          </table:table-cell>
          <table:table-cell office:value-type="float" office:value="109.31" calcext:value-type="float">
            <text:p>109,31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72.558" calcext:value-type="float">
            <text:p>72,558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62.49" calcext:value-type="float">
            <text:p>62,49</text:p>
          </table:table-cell>
          <table:table-cell office:value-type="float" office:value="62.41" calcext:value-type="float">
            <text:p>62,41</text:p>
          </table:table-cell>
          <table:table-cell office:value-type="float" office:value="184.74" calcext:value-type="float">
            <text:p>184,74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93.193" calcext:value-type="float">
            <text:p>93,193</text:p>
          </table:table-cell>
          <table:table-cell office:value-type="float" office:value="1265.672" calcext:value-type="float">
            <text:p>1265,672</text:p>
          </table:table-cell>
          <table:table-cell office:value-type="float" office:value="59.67" calcext:value-type="float">
            <text:p>59,67</text:p>
          </table:table-cell>
          <table:table-cell office:value-type="float" office:value="125.75" calcext:value-type="float">
            <text:p>125,75</text:p>
          </table:table-cell>
          <table:table-cell office:value-type="float" office:value="313.09" calcext:value-type="float">
            <text:p>313,09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9.843" calcext:value-type="float">
            <text:p>79,843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73.15" calcext:value-type="float">
            <text:p>73,15</text:p>
          </table:table-cell>
          <table:table-cell office:value-type="float" office:value="126.06" calcext:value-type="float">
            <text:p>126,06</text:p>
          </table:table-cell>
          <table:table-cell office:value-type="float" office:value="74.901" calcext:value-type="float">
            <text:p>74,901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61.235" calcext:value-type="float">
            <text:p>61,235</text:p>
          </table:table-cell>
          <table:table-cell office:value-type="float" office:value="66.318" calcext:value-type="float">
            <text:p>66,318</text:p>
          </table:table-cell>
          <table:table-cell office:value-type="float" office:value="58.001" calcext:value-type="float">
            <text:p>58,001</text:p>
          </table:table-cell>
          <table:table-cell office:value-type="float" office:value="65.03" calcext:value-type="float">
            <text:p>65,03</text:p>
          </table:table-cell>
          <table:table-cell office:value-type="float" office:value="58.87" calcext:value-type="float">
            <text:p>58,87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71.326" calcext:value-type="float">
            <text:p>71,326</text:p>
          </table:table-cell>
          <table:table-cell office:value-type="float" office:value="64.584" calcext:value-type="float">
            <text:p>64,584</text:p>
          </table:table-cell>
          <table:table-cell office:value-type="float" office:value="63.59" calcext:value-type="float">
            <text:p>63,59</text:p>
          </table:table-cell>
          <table:table-cell office:value-type="float" office:value="98.85" calcext:value-type="float">
            <text:p>98,85</text:p>
          </table:table-cell>
          <table:table-cell office:value-type="float" office:value="62.84" calcext:value-type="float">
            <text:p>62,84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64.139" calcext:value-type="float">
            <text:p>64,139</text:p>
          </table:table-cell>
          <table:table-cell office:value-type="float" office:value="183.79" calcext:value-type="float">
            <text:p>183,79</text:p>
          </table:table-cell>
          <table:table-cell office:value-type="float" office:value="53.602" calcext:value-type="float">
            <text:p>53,602</text:p>
          </table:table-cell>
          <table:table-cell office:value-type="float" office:value="81.48" calcext:value-type="float">
            <text:p>81,48</text:p>
          </table:table-cell>
          <table:table-cell office:value-type="float" office:value="52.25" calcext:value-type="float">
            <text:p>52,25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7" table:formula="of:=AVERAGE([.B2:.B11])" office:value-type="float" office:value="75.3495" calcext:value-type="float">
            <text:p>75,3495</text:p>
          </table:table-cell>
          <table:table-cell table:style-name="ce17" table:formula="of:=AVERAGE([.C2:.C11])" office:value-type="float" office:value="821.9723" calcext:value-type="float">
            <text:p>821,9723</text:p>
          </table:table-cell>
          <table:table-cell table:style-name="ce17" table:formula="of:=AVERAGE([.D2:.D11])" office:value-type="float" office:value="63.3543" calcext:value-type="float">
            <text:p>63,3543</text:p>
          </table:table-cell>
          <table:table-cell table:style-name="ce17" table:formula="of:=AVERAGE([.E2:.E11])" office:value-type="float" office:value="83.399" calcext:value-type="float">
            <text:p>83,399</text:p>
          </table:table-cell>
          <table:table-cell table:style-name="ce17" table:formula="of:=AVERAGE([.F2:.F11])" office:value-type="float" office:value="103.8861" calcext:value-type="float">
            <text:p>103,8861</text:p>
          </table:table-cell>
        </table:table-row>
        <table:table-row table:style-name="ro2">
          <table:table-cell/>
          <table:table-cell table:formula="of:=[.B12]/392" office:value-type="float" office:value="0.192218112244898" calcext:value-type="float">
            <text:p>0,192218112244898</text:p>
          </table:table-cell>
          <table:table-cell table:formula="of:=[.C12]/392" office:value-type="float" office:value="2.0968681122449" calcext:value-type="float">
            <text:p>2,0968681122449</text:p>
          </table:table-cell>
          <table:table-cell table:formula="of:=[.D12]/392" office:value-type="float" office:value="0.161618112244898" calcext:value-type="float">
            <text:p>0,161618112244898</text:p>
          </table:table-cell>
          <table:table-cell table:formula="of:=[.E12]/392" office:value-type="float" office:value="0.212752551020408" calcext:value-type="float">
            <text:p>0,212752551020408</text:p>
          </table:table-cell>
          <table:table-cell table:formula="of:=[.F12]/392" office:value-type="float" office:value="0.26501556122449" calcext:value-type="float">
            <text:p>0,2650155612244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87.035" calcext:value-type="float">
            <text:p>87,035</text:p>
          </table:table-cell>
          <table:table-cell office:value-type="float" office:value="88.999" calcext:value-type="float">
            <text:p>88,999</text:p>
          </table:table-cell>
          <table:table-cell office:value-type="float" office:value="83.504" calcext:value-type="float">
            <text:p>83,504</text:p>
          </table:table-cell>
          <table:table-cell office:value-type="float" office:value="84.48" calcext:value-type="float">
            <text:p>84,48</text:p>
          </table:table-cell>
          <table:table-cell office:value-type="float" office:value="83.55" calcext:value-type="float">
            <text:p>83,55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9.535" calcext:value-type="float">
            <text:p>129,535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93.92" calcext:value-type="float">
            <text:p>93,92</text:p>
          </table:table-cell>
          <table:table-cell office:value-type="float" office:value="95.27" calcext:value-type="float">
            <text:p>95,27</text:p>
          </table:table-cell>
          <table:table-cell office:value-type="float" office:value="91.597" calcext:value-type="float">
            <text:p>91,597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96.869" calcext:value-type="float">
            <text:p>96,869</text:p>
          </table:table-cell>
          <table:table-cell office:value-type="float" office:value="970.47" calcext:value-type="float">
            <text:p>970,47</text:p>
          </table:table-cell>
          <table:table-cell office:value-type="float" office:value="68.05" calcext:value-type="float">
            <text:p>68,05</text:p>
          </table:table-cell>
          <table:table-cell office:value-type="float" office:value="67.29" calcext:value-type="float">
            <text:p>67,29</text:p>
          </table:table-cell>
          <table:table-cell office:value-type="float" office:value="68.105" calcext:value-type="float">
            <text:p>68,105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85.39" calcext:value-type="float">
            <text:p>85,39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77.59" calcext:value-type="float">
            <text:p>77,59</text:p>
          </table:table-cell>
          <table:table-cell office:value-type="float" office:value="76.9" calcext:value-type="float">
            <text:p>76,9</text:p>
          </table:table-cell>
          <table:table-cell office:value-type="float" office:value="74.85" calcext:value-type="float">
            <text:p>74,85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99.2" calcext:value-type="float">
            <text:p>99,2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77.59" calcext:value-type="float">
            <text:p>77,59</text:p>
          </table:table-cell>
          <table:table-cell office:value-type="float" office:value="79.31" calcext:value-type="float">
            <text:p>79,31</text:p>
          </table:table-cell>
          <table:table-cell office:value-type="float" office:value="68.41" calcext:value-type="float">
            <text:p>68,41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103.93" calcext:value-type="float">
            <text:p>103,93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79.757" calcext:value-type="float">
            <text:p>79,757</text:p>
          </table:table-cell>
          <table:table-cell office:value-type="float" office:value="78.27" calcext:value-type="float">
            <text:p>78,27</text:p>
          </table:table-cell>
          <table:table-cell office:value-type="float" office:value="81.59" calcext:value-type="float">
            <text:p>81,59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90.06" calcext:value-type="float">
            <text:p>90,06</text:p>
          </table:table-cell>
          <table:table-cell office:value-type="float" office:value="73.795" calcext:value-type="float">
            <text:p>73,795</text:p>
          </table:table-cell>
          <table:table-cell office:value-type="float" office:value="74.913" calcext:value-type="float">
            <text:p>74,913</text:p>
          </table:table-cell>
          <table:table-cell office:value-type="float" office:value="77.49" calcext:value-type="float">
            <text:p>77,49</text:p>
          </table:table-cell>
          <table:table-cell office:value-type="float" office:value="72.96" calcext:value-type="float">
            <text:p>72,96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117.75" calcext:value-type="float">
            <text:p>117,75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82.522" calcext:value-type="float">
            <text:p>82,522</text:p>
          </table:table-cell>
          <table:table-cell office:value-type="float" office:value="81.47" calcext:value-type="float">
            <text:p>81,47</text:p>
          </table:table-cell>
          <table:table-cell office:value-type="float" office:value="80.54" calcext:value-type="float">
            <text:p>80,54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114.91" calcext:value-type="float">
            <text:p>114,91</text:p>
          </table:table-cell>
          <table:table-cell office:value-type="float" office:value="88.342" calcext:value-type="float">
            <text:p>88,342</text:p>
          </table:table-cell>
          <table:table-cell office:value-type="float" office:value="88.717" calcext:value-type="float">
            <text:p>88,717</text:p>
          </table:table-cell>
          <table:table-cell office:value-type="float" office:value="86.41" calcext:value-type="float">
            <text:p>86,41</text:p>
          </table:table-cell>
          <table:table-cell office:value-type="float" office:value="83.98" calcext:value-type="float">
            <text:p>83,98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7.72" calcext:value-type="float">
            <text:p>107,72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86.179" calcext:value-type="float">
            <text:p>86,179</text:p>
          </table:table-cell>
          <table:table-cell office:value-type="float" office:value="88.77" calcext:value-type="float">
            <text:p>88,77</text:p>
          </table:table-cell>
          <table:table-cell office:value-type="float" office:value="87.52" calcext:value-type="float">
            <text:p>87,52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7" table:formula="of:=AVERAGE([.B16:.B25])" office:value-type="float" office:value="103.2399" calcext:value-type="float">
            <text:p>103,2399</text:p>
          </table:table-cell>
          <table:table-cell table:style-name="ce17" table:formula="of:=AVERAGE([.C16:.C25])" office:value-type="float" office:value="468.0791" calcext:value-type="float">
            <text:p>468,0791</text:p>
          </table:table-cell>
          <table:table-cell table:style-name="ce17" table:formula="of:=AVERAGE([.D16:.D25])" office:value-type="float" office:value="81.2742" calcext:value-type="float">
            <text:p>81,2742</text:p>
          </table:table-cell>
          <table:table-cell table:style-name="ce17" table:formula="of:=AVERAGE([.E16:.E25])" office:value-type="float" office:value="81.566" calcext:value-type="float">
            <text:p>81,566</text:p>
          </table:table-cell>
          <table:table-cell table:style-name="ce17" table:formula="of:=AVERAGE([.F16:.F25])" office:value-type="float" office:value="79.3102" calcext:value-type="float">
            <text:p>79,3102</text:p>
          </table:table-cell>
        </table:table-row>
        <table:table-row table:style-name="ro2">
          <table:table-cell/>
          <table:table-cell table:formula="of:=[.B26]/478" office:value-type="float" office:value="0.215983054393305" calcext:value-type="float">
            <text:p>0,215983054393305</text:p>
          </table:table-cell>
          <table:table-cell table:formula="of:=[.C26]/478" office:value-type="float" office:value="0.979244979079498" calcext:value-type="float">
            <text:p>0,979244979079498</text:p>
          </table:table-cell>
          <table:table-cell table:formula="of:=[.D26]/478" office:value-type="float" office:value="0.170029707112971" calcext:value-type="float">
            <text:p>0,170029707112971</text:p>
          </table:table-cell>
          <table:table-cell table:formula="of:=[.E26]/478" office:value-type="float" office:value="0.170640167364017" calcext:value-type="float">
            <text:p>0,170640167364017</text:p>
          </table:table-cell>
          <table:table-cell table:formula="of:=[.F26]/478" office:value-type="float" office:value="0.165920920502092" calcext:value-type="float">
            <text:p>0,16592092050209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115.39" calcext:value-type="float">
            <text:p>115,39</text:p>
          </table:table-cell>
          <table:table-cell office:value-type="float" office:value="109.9" calcext:value-type="float">
            <text:p>109,9</text:p>
          </table:table-cell>
          <table:table-cell office:value-type="float" office:value="112.713" calcext:value-type="float">
            <text:p>112,713</text:p>
          </table:table-cell>
          <table:table-cell office:value-type="float" office:value="113.297" calcext:value-type="float">
            <text:p>113,297</text:p>
          </table:table-cell>
          <table:table-cell office:value-type="float" office:value="193.76" calcext:value-type="float">
            <text:p>193,76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04.58" calcext:value-type="float">
            <text:p>104,58</text:p>
          </table:table-cell>
          <table:table-cell office:value-type="float" office:value="92.013" calcext:value-type="float">
            <text:p>92,013</text:p>
          </table:table-cell>
          <table:table-cell office:value-type="float" office:value="89.969" calcext:value-type="float">
            <text:p>89,969</text:p>
          </table:table-cell>
          <table:table-cell office:value-type="float" office:value="94.24" calcext:value-type="float">
            <text:p>94,24</text:p>
          </table:table-cell>
          <table:table-cell office:value-type="float" office:value="86.498" calcext:value-type="float">
            <text:p>86,498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91.82" calcext:value-type="float">
            <text:p>91,82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90.418" calcext:value-type="float">
            <text:p>90,418</text:p>
          </table:table-cell>
          <table:table-cell office:value-type="float" office:value="86.008" calcext:value-type="float">
            <text:p>86,008</text:p>
          </table:table-cell>
          <table:table-cell office:value-type="float" office:value="85.73" calcext:value-type="float">
            <text:p>85,73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103.29" calcext:value-type="float">
            <text:p>103,29</text:p>
          </table:table-cell>
          <table:table-cell office:value-type="float" office:value="441" calcext:value-type="float">
            <text:p>441</text:p>
          </table:table-cell>
          <table:table-cell office:value-type="float" office:value="100.435" calcext:value-type="float">
            <text:p>100,435</text:p>
          </table:table-cell>
          <table:table-cell office:value-type="float" office:value="101.12" calcext:value-type="float">
            <text:p>101,12</text:p>
          </table:table-cell>
          <table:table-cell office:value-type="float" office:value="100.82" calcext:value-type="float">
            <text:p>100,82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9.75" calcext:value-type="float">
            <text:p>109,75</text:p>
          </table:table-cell>
          <table:table-cell office:value-type="float" office:value="3884.214" calcext:value-type="float">
            <text:p>3884,214</text:p>
          </table:table-cell>
          <table:table-cell office:value-type="float" office:value="97.334" calcext:value-type="float">
            <text:p>97,334</text:p>
          </table:table-cell>
          <table:table-cell office:value-type="float" office:value="203.15" calcext:value-type="float">
            <text:p>203,15</text:p>
          </table:table-cell>
          <table:table-cell office:value-type="float" office:value="98.54" calcext:value-type="float">
            <text:p>98,54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145.81" calcext:value-type="float">
            <text:p>145,81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32.568" calcext:value-type="float">
            <text:p>132,568</text:p>
          </table:table-cell>
          <table:table-cell office:value-type="float" office:value="280.68" calcext:value-type="float">
            <text:p>280,68</text:p>
          </table:table-cell>
          <table:table-cell office:value-type="float" office:value="128.26" calcext:value-type="float">
            <text:p>128,26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101.61" calcext:value-type="float">
            <text:p>101,6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97.669" calcext:value-type="float">
            <text:p>97,669</text:p>
          </table:table-cell>
          <table:table-cell office:value-type="float" office:value="94.63" calcext:value-type="float">
            <text:p>94,63</text:p>
          </table:table-cell>
          <table:table-cell office:value-type="float" office:value="93.16" calcext:value-type="float">
            <text:p>93,16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09.82" calcext:value-type="float">
            <text:p>109,82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06.01" calcext:value-type="float">
            <text:p>106,01</text:p>
          </table:table-cell>
          <table:table-cell office:value-type="float" office:value="104.14" calcext:value-type="float">
            <text:p>104,14</text:p>
          </table:table-cell>
          <table:table-cell office:value-type="float" office:value="101.35" calcext:value-type="float">
            <text:p>101,35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12.35" calcext:value-type="float">
            <text:p>112,35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05.135" calcext:value-type="float">
            <text:p>105,135</text:p>
          </table:table-cell>
          <table:table-cell office:value-type="float" office:value="104.33" calcext:value-type="float">
            <text:p>104,33</text:p>
          </table:table-cell>
          <table:table-cell office:value-type="float" office:value="102.48" calcext:value-type="float">
            <text:p>102,48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09.58" calcext:value-type="float">
            <text:p>109,5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98.916" calcext:value-type="float">
            <text:p>98,916</text:p>
          </table:table-cell>
          <table:table-cell office:value-type="float" office:value="98.406" calcext:value-type="float">
            <text:p>98,406</text:p>
          </table:table-cell>
          <table:table-cell office:value-type="float" office:value="94.84" calcext:value-type="float">
            <text:p>94,84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7" table:formula="of:=AVERAGE([.B30:.B39])" office:value-type="float" office:value="110.4" calcext:value-type="float">
            <text:p>110,4</text:p>
          </table:table-cell>
          <table:table-cell table:style-name="ce17" table:formula="of:=AVERAGE([.C30:.C39])" office:value-type="float" office:value="837.9627" calcext:value-type="float">
            <text:p>837,9627</text:p>
          </table:table-cell>
          <table:table-cell table:style-name="ce17" table:formula="of:=AVERAGE([.D30:.D39])" office:value-type="float" office:value="103.1167" calcext:value-type="float">
            <text:p>103,1167</text:p>
          </table:table-cell>
          <table:table-cell table:style-name="ce17" table:formula="of:=AVERAGE([.E30:.E39])" office:value-type="float" office:value="128.0001" calcext:value-type="float">
            <text:p>128,0001</text:p>
          </table:table-cell>
          <table:table-cell table:style-name="ce17" table:formula="of:=AVERAGE([.F30:.F39])" office:value-type="float" office:value="108.5438" calcext:value-type="float">
            <text:p>108,5438</text:p>
          </table:table-cell>
        </table:table-row>
        <table:table-row table:style-name="ro2">
          <table:table-cell/>
          <table:table-cell table:formula="of:=[.B40]/620" office:value-type="float" office:value="0.178064516129032" calcext:value-type="float">
            <text:p>0,178064516129032</text:p>
          </table:table-cell>
          <table:table-cell table:formula="of:=[.C40]/620" office:value-type="float" office:value="1.35155274193548" calcext:value-type="float">
            <text:p>1,35155274193548</text:p>
          </table:table-cell>
          <table:table-cell table:formula="of:=[.D40]/620" office:value-type="float" office:value="0.166317258064516" calcext:value-type="float">
            <text:p>0,166317258064516</text:p>
          </table:table-cell>
          <table:table-cell table:formula="of:=[.E40]/620" office:value-type="float" office:value="0.206451774193548" calcext:value-type="float">
            <text:p>0,206451774193548</text:p>
          </table:table-cell>
          <table:table-cell table:formula="of:=[.F40]/620" office:value-type="float" office:value="0.17507064516129" calcext:value-type="float">
            <text:p>0,1750706451612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165.89" calcext:value-type="float">
            <text:p>165,89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163.665" calcext:value-type="float">
            <text:p>163,665</text:p>
          </table:table-cell>
          <table:table-cell office:value-type="float" office:value="178.18" calcext:value-type="float">
            <text:p>178,18</text:p>
          </table:table-cell>
          <table:table-cell office:value-type="float" office:value="162.51" calcext:value-type="float">
            <text:p>162,51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58.01" calcext:value-type="float">
            <text:p>158,01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149.887" calcext:value-type="float">
            <text:p>149,887</text:p>
          </table:table-cell>
          <table:table-cell office:value-type="float" office:value="155.85" calcext:value-type="float">
            <text:p>155,85</text:p>
          </table:table-cell>
          <table:table-cell office:value-type="float" office:value="149.181" calcext:value-type="float">
            <text:p>149,181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146.43" calcext:value-type="float">
            <text:p>146,43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34.663" calcext:value-type="float">
            <text:p>134,663</text:p>
          </table:table-cell>
          <table:table-cell office:value-type="float" office:value="128.44" calcext:value-type="float">
            <text:p>128,44</text:p>
          </table:table-cell>
          <table:table-cell office:value-type="float" office:value="127.93" calcext:value-type="float">
            <text:p>127,93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143.51" calcext:value-type="float">
            <text:p>143,51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33.722" calcext:value-type="float">
            <text:p>133,722</text:p>
          </table:table-cell>
          <table:table-cell office:value-type="float" office:value="184.68" calcext:value-type="float">
            <text:p>184,68</text:p>
          </table:table-cell>
          <table:table-cell office:value-type="float" office:value="132.498" calcext:value-type="float">
            <text:p>132,498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136.895" calcext:value-type="float">
            <text:p>136,895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132.13" calcext:value-type="float">
            <text:p>132,13</text:p>
          </table:table-cell>
          <table:table-cell office:value-type="float" office:value="123.64" calcext:value-type="float">
            <text:p>123,64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158.71" calcext:value-type="float">
            <text:p>158,7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149.829" calcext:value-type="float">
            <text:p>149,829</text:p>
          </table:table-cell>
          <table:table-cell office:value-type="float" office:value="155.12" calcext:value-type="float">
            <text:p>155,12</text:p>
          </table:table-cell>
          <table:table-cell office:value-type="float" office:value="152.86" calcext:value-type="float">
            <text:p>152,86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161.51" calcext:value-type="float">
            <text:p>161,51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152.1396" calcext:value-type="float">
            <text:p>152,1396</text:p>
          </table:table-cell>
          <table:table-cell office:value-type="float" office:value="151.01" calcext:value-type="float">
            <text:p>151,01</text:p>
          </table:table-cell>
          <table:table-cell office:value-type="float" office:value="143.51" calcext:value-type="float">
            <text:p>143,51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51.33" calcext:value-type="float">
            <text:p>151,33</text:p>
          </table:table-cell>
          <table:table-cell office:value-type="float" office:value="267.81" calcext:value-type="float">
            <text:p>267,81</text:p>
          </table:table-cell>
          <table:table-cell office:value-type="float" office:value="143.369" calcext:value-type="float">
            <text:p>143,369</text:p>
          </table:table-cell>
          <table:table-cell office:value-type="float" office:value="141.52" calcext:value-type="float">
            <text:p>141,52</text:p>
          </table:table-cell>
          <table:table-cell office:value-type="float" office:value="140.57" calcext:value-type="float">
            <text:p>140,57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150.26" calcext:value-type="float">
            <text:p>150,26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42.28" calcext:value-type="float">
            <text:p>142,28</text:p>
          </table:table-cell>
          <table:table-cell office:value-type="float" office:value="152.7" calcext:value-type="float">
            <text:p>152,7</text:p>
          </table:table-cell>
          <table:table-cell office:value-type="float" office:value="135.42" calcext:value-type="float">
            <text:p>135,42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221.34" calcext:value-type="float">
            <text:p>221,34</text:p>
          </table:table-cell>
          <table:table-cell office:value-type="float" office:value="181.41" calcext:value-type="float">
            <text:p>181,41</text:p>
          </table:table-cell>
          <table:table-cell office:value-type="float" office:value="181.508" calcext:value-type="float">
            <text:p>181,508</text:p>
          </table:table-cell>
          <table:table-cell table:number-columns-repeated="2" office:value-type="float" office:value="196.74" calcext:value-type="float">
            <text:p>196,74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7" table:formula="of:=AVERAGE([.B44:.B53])" office:value-type="float" office:value="159.3885" calcext:value-type="float">
            <text:p>159,3885</text:p>
          </table:table-cell>
          <table:table-cell table:style-name="ce17" table:formula="of:=AVERAGE([.C44:.C53])" office:value-type="float" office:value="630.1901" calcext:value-type="float">
            <text:p>630,1901</text:p>
          </table:table-cell>
          <table:table-cell table:style-name="ce17" table:formula="of:=AVERAGE([.D44:.D53])" office:value-type="float" office:value="147.65496" calcext:value-type="float">
            <text:p>147,65496</text:p>
          </table:table-cell>
          <table:table-cell table:style-name="ce17" table:formula="of:=AVERAGE([.E44:.E53])" office:value-type="float" office:value="157.637" calcext:value-type="float">
            <text:p>157,637</text:p>
          </table:table-cell>
          <table:table-cell table:style-name="ce17" table:formula="of:=AVERAGE([.F44:.F53])" office:value-type="float" office:value="146.4859" calcext:value-type="float">
            <text:p>146,4859</text:p>
          </table:table-cell>
        </table:table-row>
        <table:table-row table:style-name="ro2">
          <table:table-cell/>
          <table:table-cell table:formula="of:=[.B54]/919" office:value-type="float" office:value="0.173436887921654" calcext:value-type="float">
            <text:p>0,173436887921654</text:p>
          </table:table-cell>
          <table:table-cell table:formula="of:=[.C54]/919" office:value-type="float" office:value="0.685734602829162" calcext:value-type="float">
            <text:p>0,685734602829162</text:p>
          </table:table-cell>
          <table:table-cell table:formula="of:=[.D54]/919" office:value-type="float" office:value="0.160669162132753" calcext:value-type="float">
            <text:p>0,160669162132753</text:p>
          </table:table-cell>
          <table:table-cell table:formula="of:=[.E54]/919" office:value-type="float" office:value="0.171531011969532" calcext:value-type="float">
            <text:p>0,171531011969532</text:p>
          </table:table-cell>
          <table:table-cell table:formula="of:=[.F54]/919" office:value-type="float" office:value="0.159397062023939" calcext:value-type="float">
            <text:p>0,15939706202393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206.9" calcext:value-type="float">
            <text:p>206,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184.499" calcext:value-type="float">
            <text:p>184,499</text:p>
          </table:table-cell>
          <table:table-cell office:value-type="string" calcext:value-type="string">
            <text:p>x</text:p>
          </table:table-cell>
          <table:table-cell office:value-type="float" office:value="174.26" calcext:value-type="float">
            <text:p>174,26</text:p>
          </table:table-cell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212.58" calcext:value-type="float">
            <text:p>212,58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163.587" calcext:value-type="float">
            <text:p>163,587</text:p>
          </table:table-cell>
          <table:table-cell office:value-type="float" office:value="158.86" calcext:value-type="float">
            <text:p>158,86</text:p>
          </table:table-cell>
          <table:table-cell office:value-type="float" office:value="215.35" calcext:value-type="float">
            <text:p>215,35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34.49" calcext:value-type="float">
            <text:p>234,49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189.006" calcext:value-type="float">
            <text:p>189,006</text:p>
          </table:table-cell>
          <table:table-cell office:value-type="float" office:value="189.106" calcext:value-type="float">
            <text:p>189,106</text:p>
          </table:table-cell>
          <table:table-cell office:value-type="float" office:value="185.91" calcext:value-type="float">
            <text:p>185,91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13.13" calcext:value-type="float">
            <text:p>213,13</text:p>
          </table:table-cell>
          <table:table-cell office:value-type="float" office:value="531.85" calcext:value-type="float">
            <text:p>531,85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67.104" calcext:value-type="float">
            <text:p>167,104</text:p>
          </table:table-cell>
          <table:table-cell office:value-type="float" office:value="164.77" calcext:value-type="float">
            <text:p>164,77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83.56" calcext:value-type="float">
            <text:p>183,56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49.297" calcext:value-type="float">
            <text:p>149,297</text:p>
          </table:table-cell>
          <table:table-cell office:value-type="float" office:value="175.66" calcext:value-type="float">
            <text:p>175,66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93.61" calcext:value-type="float">
            <text:p>193,61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154.71" calcext:value-type="float">
            <text:p>154,71</text:p>
          </table:table-cell>
          <table:table-cell office:value-type="float" office:value="153.689" calcext:value-type="float">
            <text:p>153,689</text:p>
          </table:table-cell>
          <table:table-cell office:value-type="float" office:value="146.1" calcext:value-type="float">
            <text:p>146,1</text:p>
          </table:table-cell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205.48" calcext:value-type="float">
            <text:p>205,48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165.098" calcext:value-type="float">
            <text:p>165,098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91.52" calcext:value-type="float">
            <text:p>191,52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157.316" calcext:value-type="float">
            <text:p>157,31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04.17" calcext:value-type="float">
            <text:p>204,17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169.467" calcext:value-type="float">
            <text:p>169,46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4.15" calcext:value-type="float">
            <text:p>154,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146.644" calcext:value-type="float">
            <text:p>146,6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7" table:formula="of:=AVERAGE([.B58:.B67])" office:value-type="float" office:value="199.959" calcext:value-type="float">
            <text:p>199,959</text:p>
          </table:table-cell>
          <table:table-cell table:style-name="ce17" table:formula="of:=AVERAGE([.C58:.C67])" office:value-type="float" office:value="666.5494" calcext:value-type="float">
            <text:p>666,5494</text:p>
          </table:table-cell>
          <table:table-cell table:style-name="ce17" table:formula="of:=AVERAGE([.D58:.D67])" office:value-type="float" office:value="162.6211" calcext:value-type="float">
            <text:p>162,6211</text:p>
          </table:table-cell>
          <table:table-cell table:style-name="ce17" table:formula="of:=AVERAGE([.E58:.E67])" office:value-type="float" office:value="163.6112" calcext:value-type="float">
            <text:p>163,6112</text:p>
          </table:table-cell>
          <table:table-cell table:style-name="ce17" table:formula="of:=AVERAGE([.F58:.F67])" office:value-type="float" office:value="177.008333333333" calcext:value-type="float">
            <text:p>177,008333333333</text:p>
          </table:table-cell>
        </table:table-row>
        <table:table-row table:style-name="ro2">
          <table:table-cell/>
          <table:table-cell table:formula="of:=[.B68]/1024" office:value-type="float" office:value="0.1952724609375" calcext:value-type="float">
            <text:p>0,1952724609375</text:p>
          </table:table-cell>
          <table:table-cell table:formula="of:=[.C68]/1024" office:value-type="float" office:value="0.6509271484375" calcext:value-type="float">
            <text:p>0,6509271484375</text:p>
          </table:table-cell>
          <table:table-cell table:formula="of:=[.D68]/1024" office:value-type="float" office:value="0.15880966796875" calcext:value-type="float">
            <text:p>0,15880966796875</text:p>
          </table:table-cell>
          <table:table-cell table:formula="of:=[.E68]/1024" office:value-type="float" office:value="0.1597765625" calcext:value-type="float">
            <text:p>0,1597765625</text:p>
          </table:table-cell>
          <table:table-cell table:formula="of:=[.F68]/1024" office:value-type="float" office:value="0.172859700520833" calcext:value-type="float">
            <text:p>0,172859700520833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ke2011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336.347" calcext:value-type="float">
            <text:p>336,347</text:p>
          </table:table-cell>
          <table:table-cell office:value-type="float" office:value="340.48" calcext:value-type="float">
            <text:p>340,48</text:p>
          </table:table-cell>
          <table:table-cell office:value-type="float" office:value="366.304" calcext:value-type="float">
            <text:p>366,304</text:p>
          </table:table-cell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214.888" calcext:value-type="float">
            <text:p>214,888</text:p>
          </table:table-cell>
          <table:table-cell office:value-type="float" office:value="206.19" calcext:value-type="float">
            <text:p>206,19</text:p>
          </table:table-cell>
          <table:table-cell office:value-type="float" office:value="248.316" calcext:value-type="float">
            <text:p>248,316</text:p>
          </table:table-cell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245.438" calcext:value-type="float">
            <text:p>245,438</text:p>
          </table:table-cell>
          <table:table-cell office:value-type="float" office:value="251.647" calcext:value-type="float">
            <text:p>251,647</text:p>
          </table:table-cell>
          <table:table-cell office:value-type="float" office:value="501.523" calcext:value-type="float">
            <text:p>501,523</text:p>
          </table:table-cell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306.054" calcext:value-type="float">
            <text:p>306,054</text:p>
          </table:table-cell>
          <table:table-cell office:value-type="float" office:value="305.38" calcext:value-type="float">
            <text:p>305,38</text:p>
          </table:table-cell>
          <table:table-cell office:value-type="float" office:value="310.017" calcext:value-type="float">
            <text:p>310,017</text:p>
          </table:table-cell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348.595" calcext:value-type="float">
            <text:p>348,595</text:p>
          </table:table-cell>
          <table:table-cell office:value-type="float" office:value="328.271" calcext:value-type="float">
            <text:p>328,271</text:p>
          </table:table-cell>
          <table:table-cell office:value-type="float" office:value="359.755" calcext:value-type="float">
            <text:p>359,755</text:p>
          </table:table-cell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250.016" calcext:value-type="float">
            <text:p>250,016</text:p>
          </table:table-cell>
          <table:table-cell office:value-type="float" office:value="233.19" calcext:value-type="float">
            <text:p>233,19</text:p>
          </table:table-cell>
          <table:table-cell office:value-type="float" office:value="246.681" calcext:value-type="float">
            <text:p>246,681</text:p>
          </table:table-cell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336.741" calcext:value-type="float">
            <text:p>336,741</text:p>
          </table:table-cell>
          <table:table-cell office:value-type="float" office:value="229.966" calcext:value-type="float">
            <text:p>229,966</text:p>
          </table:table-cell>
          <table:table-cell office:value-type="float" office:value="948.219" calcext:value-type="float">
            <text:p>948,219</text:p>
          </table:table-cell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334.155" calcext:value-type="float">
            <text:p>334,155</text:p>
          </table:table-cell>
          <table:table-cell office:value-type="float" office:value="296.87" calcext:value-type="float">
            <text:p>296,87</text:p>
          </table:table-cell>
          <table:table-cell office:value-type="float" office:value="663.948" calcext:value-type="float">
            <text:p>663,948</text:p>
          </table:table-cell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329.476" calcext:value-type="float">
            <text:p>329,476</text:p>
          </table:table-cell>
          <table:table-cell office:value-type="float" office:value="328.611" calcext:value-type="float">
            <text:p>328,611</text:p>
          </table:table-cell>
          <table:table-cell office:value-type="float" office:value="492.947" calcext:value-type="float">
            <text:p>492,947</text:p>
          </table:table-cell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423.37" calcext:value-type="float">
            <text:p>423,37</text:p>
          </table:table-cell>
          <table:table-cell office:value-type="float" office:value="411.09" calcext:value-type="float">
            <text:p>411,09</text:p>
          </table:table-cell>
          <table:table-cell office:value-type="float" office:value="483.9" calcext:value-type="float">
            <text:p>483,9</text:p>
          </table:table-cell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7" table:formula="of:=AVERAGE([.B2:.B11])" office:value-type="float" office:value="343.2781" calcext:value-type="float">
            <text:p>343,2781</text:p>
          </table:table-cell>
          <table:table-cell table:style-name="ce17" table:formula="of:=AVERAGE([.C2:.C11])" office:value-type="float" office:value="528.3699" calcext:value-type="float">
            <text:p>528,3699</text:p>
          </table:table-cell>
          <table:table-cell table:style-name="ce17" table:formula="of:=AVERAGE([.D2:.D11])" office:value-type="float" office:value="312.508" calcext:value-type="float">
            <text:p>312,508</text:p>
          </table:table-cell>
          <table:table-cell table:style-name="ce17" table:formula="of:=AVERAGE([.E2:.E11])" office:value-type="float" office:value="293.1695" calcext:value-type="float">
            <text:p>293,1695</text:p>
          </table:table-cell>
          <table:table-cell table:style-name="ce17" table:formula="of:=AVERAGE([.F2:.F11])" office:value-type="float" office:value="462.161" calcext:value-type="float">
            <text:p>462,161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417791443850267" calcext:value-type="float">
            <text:p>0,417791443850267</text:p>
          </table:table-cell>
          <table:table-cell table:formula="of:=[.E12]/748" office:value-type="float" office:value="0.391937834224599" calcext:value-type="float">
            <text:p>0,391937834224599</text:p>
          </table:table-cell>
          <table:table-cell table:formula="of:=[.F12]/748" office:value-type="float" office:value="0.617862299465241" calcext:value-type="float">
            <text:p>0,617862299465241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387.303" calcext:value-type="float">
            <text:p>387,303</text:p>
          </table:table-cell>
          <table:table-cell office:value-type="float" office:value="379.77" calcext:value-type="float">
            <text:p>379,77</text:p>
          </table:table-cell>
          <table:table-cell office:value-type="float" office:value="372.671" calcext:value-type="float">
            <text:p>372,671</text:p>
          </table:table-cell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331.111" calcext:value-type="float">
            <text:p>331,111</text:p>
          </table:table-cell>
          <table:table-cell office:value-type="float" office:value="369.44" calcext:value-type="float">
            <text:p>369,44</text:p>
          </table:table-cell>
          <table:table-cell office:value-type="float" office:value="372.671" calcext:value-type="float">
            <text:p>372,671</text:p>
          </table:table-cell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516.97" calcext:value-type="float">
            <text:p>516,97</text:p>
          </table:table-cell>
          <table:table-cell office:value-type="float" office:value="507.701" calcext:value-type="float">
            <text:p>507,701</text:p>
          </table:table-cell>
          <table:table-cell office:value-type="float" office:value="882.648" calcext:value-type="float">
            <text:p>882,648</text:p>
          </table:table-cell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326.199" calcext:value-type="float">
            <text:p>326,199</text:p>
          </table:table-cell>
          <table:table-cell office:value-type="float" office:value="360.76" calcext:value-type="float">
            <text:p>360,76</text:p>
          </table:table-cell>
          <table:table-cell office:value-type="float" office:value="394.165" calcext:value-type="float">
            <text:p>394,165</text:p>
          </table:table-cell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330.448" calcext:value-type="float">
            <text:p>330,448</text:p>
          </table:table-cell>
          <table:table-cell office:value-type="float" office:value="282.52" calcext:value-type="float">
            <text:p>282,52</text:p>
          </table:table-cell>
          <table:table-cell office:value-type="float" office:value="311.48" calcext:value-type="float">
            <text:p>311,48</text:p>
          </table:table-cell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393.884" calcext:value-type="float">
            <text:p>393,884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231.604" calcext:value-type="float">
            <text:p>231,604</text:p>
          </table:table-cell>
          <table:table-cell office:value-type="float" office:value="257.19" calcext:value-type="float">
            <text:p>257,19</text:p>
          </table:table-cell>
          <table:table-cell office:value-type="float" office:value="1398.855" calcext:value-type="float">
            <text:p>1398,855</text:p>
          </table:table-cell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299.748" calcext:value-type="float">
            <text:p>299,748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283.439" calcext:value-type="float">
            <text:p>283,439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306.096" calcext:value-type="float">
            <text:p>306,096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7" table:formula="of:=AVERAGE([.B16:.B25])" office:value-type="float" office:value="367.9738" calcext:value-type="float">
            <text:p>367,9738</text:p>
          </table:table-cell>
          <table:table-cell table:style-name="ce17" table:formula="of:=AVERAGE([.C16:.C25])" office:value-type="float" office:value="894.2521" calcext:value-type="float">
            <text:p>894,2521</text:p>
          </table:table-cell>
          <table:table-cell table:style-name="ce17" table:formula="of:=AVERAGE([.D16:.D25])" office:value-type="float" office:value="340.6802" calcext:value-type="float">
            <text:p>340,6802</text:p>
          </table:table-cell>
          <table:table-cell table:style-name="ce17" table:formula="of:=AVERAGE([.E16:.E25])" office:value-type="float" office:value="359.5635" calcext:value-type="float">
            <text:p>359,5635</text:p>
          </table:table-cell>
          <table:table-cell table:style-name="ce17" table:formula="of:=AVERAGE([.F16:.F25])" office:value-type="float" office:value="622.081666666667" calcext:value-type="float">
            <text:p>622,081666666667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39939062133646" calcext:value-type="float">
            <text:p>0,39939062133646</text:p>
          </table:table-cell>
          <table:table-cell table:formula="of:=[.E26]/853" office:value-type="float" office:value="0.421528135990621" calcext:value-type="float">
            <text:p>0,421528135990621</text:p>
          </table:table-cell>
          <table:table-cell table:formula="of:=[.F26]/853" office:value-type="float" office:value="0.729286830793279" calcext:value-type="float">
            <text:p>0,72928683079327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388.271" calcext:value-type="float">
            <text:p>388,27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386.598" calcext:value-type="float">
            <text:p>386,5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387.104" calcext:value-type="float">
            <text:p>387,1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433.121" calcext:value-type="float">
            <text:p>433,1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424.015" calcext:value-type="float">
            <text:p>424,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218.67" calcext:value-type="float">
            <text:p>218,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299.415" calcext:value-type="float">
            <text:p>299,4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284.007" calcext:value-type="float">
            <text:p>284,0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594.451" calcext:value-type="float">
            <text:p>594,4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367.221" calcext:value-type="float">
            <text:p>367,2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7" table:formula="of:=AVERAGE([.B30:.B39])" office:value-type="float" office:value="431.6412" calcext:value-type="float">
            <text:p>431,6412</text:p>
          </table:table-cell>
          <table:table-cell table:style-name="ce17" table:formula="of:=AVERAGE([.C30:.C39])" office:value-type="float" office:value="1101.6828" calcext:value-type="float">
            <text:p>1101,6828</text:p>
          </table:table-cell>
          <table:table-cell table:style-name="ce17" table:formula="of:=AVERAGE([.D30:.D39])" office:value-type="float" office:value="378.2873" calcext:value-type="float">
            <text:p>378,2873</text:p>
          </table:table-cell>
          <table:table-cell table:style-name="ce17" table:formula="of:=AVERAGE([.E30:.E39])" office:value-type="string" office:string-value="" calcext:value-type="error">
            <text:p>#DIV/0!</text:p>
          </table:table-cell>
          <table:table-cell table:style-name="ce17" table:formula="of:=AVERAGE([.F30:.F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377155832502493" calcext:value-type="float">
            <text:p>0,377155832502493</text:p>
          </table:table-cell>
          <table:table-cell table:formula="of:=[.E40]/1003" office:value-type="string" office:string-value="" calcext:value-type="error">
            <text:p>#DIV/0!</text:p>
          </table:table-cell>
          <table:table-cell table:formula="of:=[.F40]/1003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33.266" calcext:value-type="float">
            <text:p>433,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366.384" calcext:value-type="float">
            <text:p>366,3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17.227" calcext:value-type="float">
            <text:p>617,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12.306" calcext:value-type="float">
            <text:p>512,3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33.515" calcext:value-type="float">
            <text:p>533,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733.029" calcext:value-type="float">
            <text:p>733,0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395.676" calcext:value-type="float">
            <text:p>395,6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291.818" calcext:value-type="float">
            <text:p>291,8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429.362" calcext:value-type="float">
            <text:p>429,3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397.003" calcext:value-type="float">
            <text:p>397,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7" table:formula="of:=AVERAGE([.B44:.B53])" office:value-type="float" office:value="509.9613" calcext:value-type="float">
            <text:p>509,9613</text:p>
          </table:table-cell>
          <table:table-cell table:style-name="ce17" table:formula="of:=AVERAGE([.C44:.C53])" office:value-type="float" office:value="1147.0959" calcext:value-type="float">
            <text:p>1147,0959</text:p>
          </table:table-cell>
          <table:table-cell table:style-name="ce17" table:formula="of:=AVERAGE([.D44:.D53])" office:value-type="float" office:value="470.9586" calcext:value-type="float">
            <text:p>470,9586</text:p>
          </table:table-cell>
          <table:table-cell table:style-name="ce17" table:formula="of:=AVERAGE([.E44:.E53])" office:value-type="string" office:string-value="" calcext:value-type="error">
            <text:p>#DIV/0!</text:p>
          </table:table-cell>
          <table:table-cell table:style-name="ce17" table:formula="of:=AVERAGE([.F44:.F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37676688" calcext:value-type="float">
            <text:p>0,37676688</text:p>
          </table:table-cell>
          <table:table-cell table:formula="of:=[.E54]/1250" office:value-type="string" office:string-value="" calcext:value-type="error">
            <text:p>#DIV/0!</text:p>
          </table:table-cell>
          <table:table-cell table:formula="of:=[.F54]/125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482.636" calcext:value-type="float">
            <text:p>482,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450.769" calcext:value-type="float">
            <text:p>450,7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371.064" calcext:value-type="float">
            <text:p>371,0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563.363" calcext:value-type="float">
            <text:p>563,3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437.836" calcext:value-type="float">
            <text:p>437,8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622.87" calcext:value-type="float">
            <text:p>622,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521.869" calcext:value-type="float">
            <text:p>521,8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467.793" calcext:value-type="float">
            <text:p>467,7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475.733" calcext:value-type="float">
            <text:p>475,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417.676" calcext:value-type="float">
            <text:p>417,6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7" table:formula="of:=AVERAGE([.B58:.B67])" office:value-type="float" office:value="494.534" calcext:value-type="float">
            <text:p>494,534</text:p>
          </table:table-cell>
          <table:table-cell table:style-name="ce17" table:formula="of:=AVERAGE([.C58:.C67])" office:value-type="float" office:value="2463.2865" calcext:value-type="float">
            <text:p>2463,2865</text:p>
          </table:table-cell>
          <table:table-cell table:style-name="ce17" table:formula="of:=AVERAGE([.D58:.D67])" office:value-type="float" office:value="481.1609" calcext:value-type="float">
            <text:p>481,1609</text:p>
          </table:table-cell>
          <table:table-cell table:style-name="ce17" table:formula="of:=AVERAGE([.E58:.E67])" office:value-type="string" office:string-value="" calcext:value-type="error">
            <text:p>#DIV/0!</text:p>
          </table:table-cell>
          <table:table-cell table:style-name="ce17" table:formula="of:=AVERAGE([.F58:.F6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369555222734255" calcext:value-type="float">
            <text:p>0,369555222734255</text:p>
          </table:table-cell>
          <table:table-cell table:formula="of:=[.E68]/1302" office:value-type="string" office:string-value="" calcext:value-type="error">
            <text:p>#DIV/0!</text:p>
          </table:table-cell>
          <table:table-cell table:formula="of:=[.F68]/1302" office:value-type="string" office:string-value="" calcext:value-type="error">
            <text:p>#DIV/0!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 style:data-style-name="N2" text:time-value="06:53:35.942780829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0:22:01.143039943</meta:creation-date>
    <dc:date>2025-05-14T07:40:34.833994648</dc:date>
    <meta:editing-duration>P1DT12H55M31S</meta:editing-duration>
    <meta:editing-cycles>258</meta:editing-cycles>
    <meta:generator>LibreOffice/24.2.7.2$Linux_X86_64 LibreOffice_project/420$Build-2</meta:generator>
    <meta:document-statistic meta:table-count="4" meta:cell-count="144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24cm" svg:y="3.476cm" style:legend-expansion="high" chart:style-name="ch2"/>
        <chart:plot-area chart:style-name="ch3" table:cell-range-address="quake_2004.K71:quake_2004.O76" chart:data-source-has-labels="both" svg:x="0.32cm" svg:y="0.18cm" svg:width="13.284cm" svg:height="8.64cm">
          <chart:coordinate-region svg:x="1.038cm" svg:y="0.375cm" svg:width="12.28cm" svg:height="7.809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